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a255" officeooo:paragraph-rsid="0013a255"/>
    </style:style>
    <style:style style:name="P2" style:family="paragraph" style:parent-style-name="Standard">
      <style:paragraph-properties fo:text-align="end" style:justify-single-word="false"/>
      <style:text-properties officeooo:rsid="0013a255" officeooo:paragraph-rsid="0013a255"/>
    </style:style>
    <style:style style:name="P3" style:family="paragraph" style:parent-style-name="Standard" style:list-style-name="L1">
      <style:text-properties officeooo:rsid="0013a255" officeooo:paragraph-rsid="0013a255"/>
    </style:style>
    <style:style style:name="P4" style:family="paragraph" style:parent-style-name="Standard">
      <style:text-properties officeooo:rsid="0015985e" officeooo:paragraph-rsid="0015985e"/>
    </style:style>
    <style:style style:name="T1" style:family="text">
      <style:text-properties officeooo:rsid="00168af7"/>
    </style:style>
    <style:style style:name="T2" style:family="text">
      <style:text-properties officeooo:rsid="0015985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S Global </text:p>
      <text:p text:style-name="P1">Plot # 434, G-1</text:p>
      <text:p text:style-name="P1">MA Johar Town, Lahore</text:p>
      <text:p text:style-name="P1">Tel: +9242 35291023 – 35291025</text:p>
      <text:p text:style-name="P1"/>
      <text:p text:style-name="P2">September 24, 2025</text:p>
      <text:p text:style-name="P1">Conversion to Book Entry Form</text:p>
      <text:list text:style-name="L1">
        <text:list-item>
          <text:p text:style-name="P3">Askari Bank Limited, Folio # 37292</text:p>
        </text:list-item>
      </text:list>
      <text:p text:style-name="P1"/>
      <text:p text:style-name="P1">Dear Sir,</text:p>
      <text:p text:style-name="P1"/>
      <text:p text:style-name="P1">Referring to the subject of the caption, enclosed please find =5= physical share certificates for =968= shares <text:span text:style-name="T1">and signature verified Transfer Deed.</text:span></text:p>
      <text:p text:style-name="P1"/>
      <text:p text:style-name="P1">Please proceed to convert them into Book Entry Form <text:span text:style-name="T2">(Sub Account # 05264 – 544747).</text:span></text:p>
      <text:p text:style-name="P1"/>
      <text:p text:style-name="P4">Thank you and best regards,</text:p>
      <text:p text:style-name="P4"/>
      <text:p text:style-name="P4"/>
      <text:p text:style-name="P4"/>
      <text:p text:style-name="P4">Ilyas Khan</text:p>
      <text:p text:style-name="P4"/>
      <text:p text:style-name="P4">21, Ghulam Nabi Colony</text:p>
      <text:p text:style-name="P4">Samanabad, Lahore</text:p>
      <text:p text:style-name="P4"/>
      <text:p text:style-name="P4">mobile: 0301 443 0802</text:p>
      <text:p text:style-name="P4">email: ilyas.khan@yahoo.com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3T09:33:41.812487500</meta:creation-date>
    <dc:date>2025-09-23T09:51:36.971496000</dc:date>
    <meta:editing-duration>PT6M59S</meta:editing-duration>
    <meta:editing-cycles>2</meta:editing-cycles>
    <meta:generator>LibreOffice/25.8.0.4$Windows_X86_64 LibreOffice_project/48f00303701489684e67c38c28aff00cd5929e67</meta:generator>
    <meta:document-statistic meta:table-count="0" meta:image-count="0" meta:object-count="0" meta:page-count="1" meta:paragraph-count="16" meta:word-count="86" meta:character-count="523" meta:non-whitespace-character-count="451"/>
  </office:meta>
</office:document-meta>
</file>